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Microclina amb pertit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Al·lotriomorfa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A sericita (moscovita de gra fi) en algunes fractures. Presenta pertites o exsolucions d'alb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grisos de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En graella visible de manera discontínua en algunes zones del cristall i només en algunes posicion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75" table:style-name="ce10">
            <text:p>7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Granat 15%</text:p>
          </table:table-cell>
          <table:table-cell office:value-type="string" table:style-name="ce11">
            <text:p>Moscovita 5%</text:p>
          </table:table-cell>
          <table:table-cell office:value-type="string" table:style-name="ce11">
            <text:p>Plagiòclasi 3%</text:p>
          </table:table-cell>
          <table:table-cell office:value-type="string" table:style-name="ce11">
            <text:p>Quars 2%</text:p>
          </table:table-cell>
          <table:table-cell table:number-columns-repeated="16379"/>
        </table:table-row>
        <table:table-row table:number-rows-repeated="2"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3">
            <text:p>Microcl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7">
            <text:p>KAlSi<text:span text:style-name="T2">3</text:span>O<text:span text:style-name="T2">8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Generalment al·lotriomorfes o arrodonides, rarament cristalls hipidiomorfs, prismàtic curt i idiomorfs implantats en cavitats miarolítiqu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9">
            <text:p>Incolor, sovint tèrbol per alteració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Exfoliació</text:p>
          </table:table-cell>
          <table:table-cell office:value-type="string" table:style-name="ce5">
            <text:p>Difícil d'observar, en tres direccions {001}, {010} i {110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A sericita, albita i quar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grisos del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Obliqu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Maclat</text:p>
          </table:table-cell>
          <table:table-cell office:value-type="string" table:style-name="ce5">
            <text:p>Polisintètic en graella i laminars tot i que les macles no són gaire penetratives i no sempre hi son present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Rar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Miguel</meta:initial-creator>
    <dc:creator>Miguel</dc:creator>
    <meta:creation-date>2018-02-14T10:30:30Z</meta:creation-date>
    <dc:date>2018-05-06T10:10:54Z</dc:date>
    <meta:editing-cycles>5</meta:editing-cycles>
    <meta:editing-duration>PT1353S</meta:editing-duration>
  </office:meta>
</office:document-meta>
</file>